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P5" style:family="paragraph" style:parent-style-name="Standard" style:list-style-name="L2">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style:font-name="Liberation Serif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LOL SEMANTIQUE ET TDL</text:p>
      <text:p text:style-name="P2"/>
      <text:p text:style-name="P2"/>
      <text:p text:style-name="P3">3 passes :</text:p>
      <text:p text:style-name="P3"/>
      <text:p text:style-name="P3">On effectue 3 passes dans la compilation afin de pouvoir traiter de manière simple (bien que coûteuse d'un point de vue complexité temporelle) certains problèmes tels que la référence en avant et la liaison tardive.</text:p>
      <text:p text:style-name="P3"/>
      <text:p text:style-name="P3">Dans la première passe, on introduit dans la TDS toutes les classes présentes dans le programme.</text:p>
      <text:p text:style-name="P3">Dans la deuxième passe, on introduit dans la TDS tous les attributs et les méthodes présents dans le programme, et on gère également les extends et les implements.</text:p>
      <text:p text:style-name="P3">Dans la troisième passe on effectue le reste de l'analyse syntaxique, et on génère enfin le code.</text:p>
      <text:p text:style-name="P3"/>
      <text:p text:style-name="P3"/>
      <text:p text:style-name="P3"/>
      <text:p text:style-name="P3">Amélios :</text:p>
      <text:p text:style-name="P3"/>
      <text:list xml:id="list806914806" text:style-name="L1">
        <text:list-item>
          <text:p text:style-name="P4">INST → print guil ident guil pv</text:p>
        </text:list-item>
      </text:list>
      <text:p text:style-name="P3">Où guil == <text:span text:style-name="T1">"</text:span> .</text:p>
      <text:p text:style-name="P3">Imprime la String ident sur stdout.</text:p>
      <text:list xml:id="list128467199" text:continue-numbering="true" text:style-name="L1">
        <text:list-item>
          <text:p text:style-name="P4">INST → print ER pv</text:p>
        </text:list-item>
      </text:list>
      <text:p text:style-name="P3">Imprime la valeur de ER sur stdout.</text:p>
      <text:p text:style-name="P3"/>
      <text:p text:style-name="P3">Ces deux nouvelles règles de grammaire permettent de tester plus aisément les programmes.</text:p>
      <text:p text:style-name="P3"/>
      <text:p text:style-name="P3"/>
      <text:list xml:id="list1063436155" text:style-name="L2">
        <text:list-item>
          <text:p text:style-name="P5">F → this pv</text:p>
        </text:list-item>
      </text:list>
      <text:p text:style-name="P3">Cette règle introduit l'identificateur <text:span text:style-name="T2">this</text:span><text:span text:style-name="T3"> qui renvoit l'instanciation de la classe courante. Cependant, cette règle ne suffit pas à simuler toutes les fonctionnalités du </text:span><text:span text:style-name="T2">this</text:span><text:span text:style-name="T3"> en Java, on ne peut notamment pas faire de this.methode() ou this.attribut . Néanmoins cela ne restreint pas les possibilités du langage vu qu'il suffit de créer une variable globale contenant la valeur du </text:span><text:span text:style-name="T2">this </text:span><text:span text:style-name="T3">comme ceci :</text:span></text:p>
      <text:p text:style-name="P6"/>
      <text:p text:style-name="P6">class Exemple {</text:p>
      <text:p text:style-name="P6"><text:s text:c="2"/>int x ;</text:p>
      <text:p text:style-name="P6"><text:s text:c="2"/>Exemple () {</text:p>
      <text:p text:style-name="P6"><text:s text:c="4"/>x = 0</text:p>
      <text:p text:style-name="P6"><text:s text:c="2"/>}</text:p>
      <text:p text:style-name="P6"><text:s text:c="2"/>int getX() {</text:p>
      <text:p text:style-name="P6"><text:s text:c="4"/>Exemple e = this ;</text:p>
      <text:p text:style-name="P6"><text:s text:c="4"/>return e.x ;</text:p>
      <text:p text:style-name="P6"><text:s text:c="2"/>}</text:p>
      <text:p text:style-name="P6">}</text:p>
      <text:p text:style-name="P6"/>
      <text:p text:style-name="P6">class Test {</text:p>
      <text:p text:style-name="P6"><text:s text:c="2"/>void main() {</text:p>
      <text:p text:style-name="P6"><text:s text:c="4"/>Exemple y = new Exemple() ;</text:p>
      <text:p text:style-name="P6"><text:s text:c="4"/>int z = y.getX() ;</text:p>
      <text:p text:style-name="P6"><text:s text:c="4"/>print z ;</text:p>
      <text:p text:style-name="P6"><text:s text:c="2"/>}</text:p>
      <text:p text:style-name="P6">}</text:p>
      <text:p text:style-name="P6"/>
      <text:p text:style-name="P6"><text:soft-page-break/>La structure globale du .egg permettrait de gérer les règles this.methode() ou this.attribut sans trop de difficultés, <text:s/>seul le manque de temps nous a empêcher de traiter ces cas.</text:p>
      <text:p text:style-name="P6"/>
      <text:p text:style-name="P6">Return :</text:p>
      <text:p text:style-name="P6">On vérifie pour chaque méthode non procédurale que celle ci finit bien par exécuter une instruction return (et évidement que le type du return correspond bien au type de la méthode). La subtilité pour gérer cela est de s'apercevoir que dans le cas d'une instruction « if condition {bloc1} else {bloc2} », si bloc1 possède un return, bloc2 doit posséder un return également.</text:p>
      <text:p text:style-name="P6"/>
      <text:p text:style-name="P6"/>
      <text:p text:style-name="P6">Problèmes rencontrés</text:p>
      <text:p text:style-name="P6"/>
      <text:p text:style-name="P6">Surcharge :</text:p>
      <text:p text:style-name="P6"/>
      <text:p text:style-name="P6">On peut rencontrer deux types de surcharge.</text:p>
      <text:p text:style-name="P6"/>
      <text:p text:style-name="P6">Surcharge entre les variables, les attributs, les méthodes et les classes : l'exemple suivant doit être acceptable :</text:p>
      <text:p text:style-name="P6"/>
      <text:p text:style-name="P6">class x {</text:p>
      <text:p text:style-name="P6"><text:s text:c="2"/>int x ;</text:p>
      <text:p text:style-name="P6"><text:s text:c="2"/>x (int xi) {</text:p>
      <text:p text:style-name="P6"><text:s text:c="4"/>x = xi ;</text:p>
      <text:p text:style-name="P6"><text:s text:c="2"/>}</text:p>
      <text:p text:style-name="P6">}</text:p>
      <text:p text:style-name="P6"/>
      <text:p text:style-name="P6">Dans l'exemple précédent, on a : la classe x, l'attribut x et le constructeur (la méthode x) de cette classe. Il ne peut pas y avoir d’ambiguïté entre ces trois objets au niveau sémantique. Afin de simplifier les insertions et les recherches dans la TDS, on a décidé de créer 3 HashMaps différentes dans chaque TDS, une pour les classes, une pour les méthodes et une pour les variables locales et attributs.</text:p>
      <text:p text:style-name="P6">Chaque HashMaps d'une TDS fille hérite de la HashMap respective de la TDS mère.</text:p>
      <text:p text:style-name="P6"/>
      <text:p text:style-name="P6"/>
      <text:p text:style-name="P6">Surcharge des méthodes :</text:p>
      <text:p text:style-name="P6"/>
      <text:p text:style-name="P6">La surcharge de méthode est très utilisée en Java. En particulier la surcharge de constructeur :</text:p>
      <text:p text:style-name="P6"/>
      <text:p text:style-name="P6">class test {</text:p>
      <text:p text:style-name="P6"><text:s text:c="3"/>int x ;</text:p>
      <text:p text:style-name="P6"><text:s text:c="3"/>int y ;</text:p>
      <text:p text:style-name="P6"><text:s text:c="3"/>test (int xi) {</text:p>
      <text:p text:style-name="P6"><text:s text:c="5"/>x = xi ;</text:p>
      <text:p text:style-name="P6"><text:s text:c="5"/>y = 0 ;</text:p>
      <text:p text:style-name="P6"><text:s text:c="3"/>}</text:p>
      <text:p text:style-name="P6"><text:s text:c="3"/>test (int xi, int yi) {</text:p>
      <text:p text:style-name="P6"><text:s text:c="5"/>x = xi ;</text:p>
      <text:p text:style-name="P6"><text:s text:c="5"/>y = yi ;</text:p>
      <text:p text:style-name="P6"><text:s text:c="3"/>}</text:p>
      <text:p text:style-name="P6">}</text:p>
      <text:p text:style-name="P6"/>
      <text:p text:style-name="P3"><text:span text:style-name="T3">Dans l'exemple précédent, on doit pouvoir distinguer les deux constructeurs indépendamment. Ces </text:span><text:soft-page-break/><text:span text:style-name="T3">deux constructeurs possèdent le même nom, et ont donc la même entrée dans la HashMap des méthodes. On a résolu ce problème en donnant comme valeur à la clé correspondante à chaque nom de méthode, une liste de méthode distinguées par le nombre et le type d'arguments.</text:span></text:p>
      <text:p text:style-name="P6"/>
      <text:p text:style-name="P6"/>
      <text:p text:style-name="P6"/>
      <text:p text:style-name="P6">Deux règles nous ont posés problèmes : INST → return E pv et INST → INST -&gt; si paro <text:s/>E <text:s/>parf BLOC SIX. Ces règles sont problématiques à cause de la gestion de la règle E → ER AFFX. On ne doit pas autoriser à priori des instructions telles que : « return (a = 2) ; » ou « if (a = 2) {...} ».</text:p>
      <text:p text:style-name="P6">On a envisagé deux solutions différentes : la première est de tout simplement changer la grammaire, en modifiant ces règles pour donner : INST → return ER pv et <text:s/>INST → INST -&gt; si paro <text:s/>ER <text:s/>parf BLOC SIX, ce qui aurait résolu le problème en renvoyant une erreur syntaxique.</text:p>
      <text:p text:style-name="P6">La deuxième solution, et celle qui a été finalement implémentée, est de renvoyer une erreur analytique, calculée lors de l'évaluation de la règle E → ER AFFX.</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yom </meta:initial-creator>
    <meta:creation-date>2012-01-25T15:02:51</meta:creation-date>
    <dc:date>2012-01-26T09:42:12</dc:date>
    <dc:creator>Gyom </dc:creator>
    <meta:editing-duration>PT3H28M33S</meta:editing-duration>
    <meta:editing-cycles>6</meta:editing-cycles>
    <meta:generator>LibreOffice/3.3$Linux LibreOffice_project/330m19$Build-401</meta:generator>
    <meta:document-statistic meta:table-count="0" meta:image-count="0" meta:object-count="0" meta:page-count="3" meta:paragraph-count="65" meta:word-count="751" meta:character-count="4080"/>
  </office:meta>
</office:document-meta>
</file>